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52cm" fo:margin-left="0.635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832cm"/>
    </style:style>
    <style:style style:name="Tabela2.1" style:family="table-row">
      <style:table-row-properties style:min-row-height="2.297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.198cm" style:keep-together="true" fo:keep-together="auto"/>
    </style:style>
    <style:style style:name="Tabela3" style:family="table">
      <style:table-properties style:width="15.49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7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de_20_texto_20_2">
      <style:paragraph-properties fo:margin-left="1.69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Corpo_20_de_20_texto_20_2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Corpo_20_de_20_texto_20_2">
      <style:paragraph-properties fo:margin-left="1.693cm" fo:margin-right="0cm" fo:margin-top="0cm" fo:margin-bottom="0cm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Text_20_body">
      <style:paragraph-properties fo:margin-left="1.693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left="1.693cm" fo:margin-right="0cm" fo:text-align="justify" style:justify-single-word="false" fo:text-indent="0cm" style:auto-text-indent="false">
        <style:tab-stops>
          <style:tab-stop style:position="1.693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6" style:family="paragraph" style:parent-style-name="Corpo_20_de_20_texto_20_2">
      <style:paragraph-properties fo:margin-left="1.06cm" fo:margin-right="0cm" fo:margin-top="0cm" fo:margin-bottom="0cm" fo:line-height="100%" fo:text-align="justify" style:justify-single-word="false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Corpo_20_de_20_texto_20_2">
      <style:paragraph-properties fo:margin-left="1.48cm" fo:margin-right="0cm" fo:margin-top="0cm" fo:margin-bottom="0cm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Corpo_20_de_20_texto_20_2">
      <style:paragraph-properties fo:margin-left="1.48cm" fo:margin-right="0cm" fo:margin-top="0cm" fo:margin-bottom="0cm" fo:text-align="justify" style:justify-single-word="false" fo:text-indent="0cm" style:auto-text-indent="false"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 style:font-style-complex="italic"/>
    </style:style>
    <style:style style:name="P19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</style:style>
    <style:style style:name="P22" style:family="paragraph" style:parent-style-name="Corpo_20_de_20_texto_20_2">
      <style:paragraph-properties fo:margin-left="1.69cm" fo:margin-right="0cm" fo:margin-top="0cm" fo:margin-bottom="0cm" fo:line-height="100%" fo:text-indent="0cm" style:auto-text-indent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ext_20_body">
      <style:paragraph-properties fo:margin-left="1.69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1.482cm" fo:margin-right="0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1.482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7" style:family="paragraph" style:parent-style-name="Text_20_body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8" style:family="paragraph" style:parent-style-name="Standard">
      <style:text-properties style:language-asian="en" style:country-asian="US"/>
    </style:style>
    <style:style style:name="P2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paragraph-properties>
        <style:tab-stops>
          <style:tab-stop style:position="1.693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37" style:family="paragraph" style:parent-style-name="Title">
      <style:paragraph-properties fo:margin-top="0.212cm" fo:margin-bottom="0cm" fo:text-align="end" style:justify-single-word="false"/>
    </style:style>
    <style:style style:name="P3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4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2" style:family="paragraph" style:parent-style-name="Title">
      <style:paragraph-properties fo:break-before="page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language="pt" fo:country="BR"/>
    </style:style>
    <style:style style:name="P43" style:family="paragraph" style:parent-style-name="Standard">
      <style:paragraph-properties fo:margin-left="0.635cm" fo:margin-right="0cm" fo:text-indent="0cm" style:auto-text-indent="false"/>
    </style:style>
    <style:style style:name="P4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7" style:family="paragraph" style:parent-style-name="RUP_20_Tabela">
      <style:paragraph-properties fo:text-align="center" style:justify-single-wor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0" style:family="paragraph" style:parent-style-name="RUP_20_Tabela">
      <style:paragraph-properties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Title">
      <style:paragraph-properties fo:text-align="end" style:justify-single-word="false"/>
      <style:text-properties fo:language="pt" fo:country="BR"/>
    </style:style>
    <style:style style:name="P5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9" style:family="paragraph" style:parent-style-name="Title">
      <style:paragraph-properties fo:text-align="start" style:justify-single-word="false"/>
    </style:style>
    <style:style style:name="P6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61" style:family="paragraph" style:parent-style-name="Title">
      <style:paragraph-properties fo:margin-left="0.635cm" fo:margin-right="0cm" fo:text-align="justify" style:justify-single-word="false" fo:text-indent="0.212cm" style:auto-text-indent="false"/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P62" style:family="paragraph" style:parent-style-name="Text_20_body">
      <style:paragraph-properties fo:text-align="justify" style:justify-single-word="false">
        <style:tab-stops>
          <style:tab-stop style:position="1.482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3" style:family="paragraph" style:parent-style-name="Corpo_20_de_20_texto_20_2" style:list-style-name="WW8Num17">
      <style:paragraph-properties fo:margin-left="1.693cm" fo:margin-right="0cm" fo:margin-top="0cm" fo:margin-bottom="0.423cm" fo:line-height="100%" fo:text-align="justify" style:justify-single-word="false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4" style:family="paragraph" style:parent-style-name="Corpo_20_de_20_texto_20_2" style:list-style-name="WW8Num32">
      <style:paragraph-properties fo:margin-left="1.693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693cm"/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Corpo_20_de_20_texto_20_2" style:list-style-name="WW8Num32">
      <style:paragraph-properties fo:margin-left="1.693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Corpo_20_de_20_texto_20_2" style:list-style-name="WW8Num32">
      <style:paragraph-properties fo:margin-left="2.54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Corpo_20_de_20_texto_20_2" style:list-style-name="WW8Num32">
      <style:paragraph-properties fo:margin-left="2.54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693cm"/>
          <style:tab-stop style:position="2.117cm"/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8" style:family="paragraph" style:parent-style-name="Corpo_20_de_20_texto_20_2" style:list-style-name="WW8Num32">
      <style:paragraph-properties fo:margin-left="2.963cm" fo:margin-right="0cm" fo:margin-top="0cm" fo:margin-bottom="0.423cm" fo:line-height="100%" fo:text-indent="-0.423cm" style:auto-text-indent="false" style:text-autospace="none" style:punctuation-wrap="simple" style:vertical-align="baselin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9" style:family="paragraph" style:parent-style-name="Corpo_20_de_20_texto_20_2" style:list-style-name="WW8Num5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0" style:family="paragraph" style:parent-style-name="Com_20_marcadores_20_2">
      <style:paragraph-properties fo:margin-left="1.693cm" fo:margin-right="0cm" fo:margin-top="0.106cm" fo:margin-bottom="0.106cm" fo:text-indent="0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/>
    </style:style>
    <style:style style:name="P71" style:family="paragraph" style:parent-style-name="Com_20_marcadores_20_2">
      <style:paragraph-properties fo:margin-left="2.328cm" fo:margin-right="0cm" fo:margin-top="0.106cm" fo:margin-bottom="0.106cm" fo:text-indent="0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/>
    </style:style>
    <style:style style:name="P7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3" style:family="paragraph" style:parent-style-name="Heading_20_1" style:list-style-name="WW8Num20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20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6">
      <style:paragraph-properties fo:margin-left="1.693cm" fo:margin-right="0cm" fo:margin-top="0cm" fo:margin-bottom="0cm" fo:text-indent="0cm" style:auto-text-indent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Heading_20_6">
      <style:paragraph-properties fo:margin-left="1.69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Heading_20_6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Heading_20_6">
      <style:paragraph-properties fo:margin-left="1.482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80" style:family="paragraph" style:parent-style-name="Heading_20_3" style:list-style-name="WW8Num20">
      <style:paragraph-properties fo:margin-left="1.27cm" fo:margin-right="0cm" fo:text-indent="-0.635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3" style:list-style-name="WW8Num20">
      <style:paragraph-properties fo:margin-left="1.27cm" fo:margin-right="0cm" fo:text-align="justify" style:justify-single-word="false" fo:text-indent="-0.635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3" style:list-style-name="WW8Num20">
      <style:paragraph-properties fo:break-before="pag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3" style:list-style-name="WW8Num20">
      <style:paragraph-properties fo:margin-left="1.259cm" fo:margin-right="0cm" fo:margin-top="0.212cm" fo:margin-bottom="0.106cm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3" style:list-style-name="WW8Num20">
      <style:paragraph-properties fo:margin-left="1.259cm" fo:margin-right="0cm" fo:margin-top="0cm" fo:margin-bottom="0.106cm" fo:text-align="justify" style:justify-single-word="false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3" style:list-style-name="WW8Num20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3" style:list-style-name="WW8Num1">
      <style:paragraph-properties fo:margin-left="1.482cm" fo:margin-right="0cm" fo:text-indent="-0.847cm" style:auto-text-indent="false">
        <style:tab-stops>
          <style:tab-stop style:position="1.058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3" style:list-style-name="WW8Num1">
      <style:paragraph-properties fo:margin-left="1.482cm" fo:margin-right="0cm" fo:text-indent="-0.847cm" style:auto-text-indent="false"/>
      <style:text-properties fo:font-size="12pt" style:font-size-asian="12pt" style:font-size-complex="12pt"/>
    </style:style>
    <style:style style:name="P88" style:family="paragraph" style:parent-style-name="Heading_20_3" style:list-style-name="WW8Num1">
      <style:paragraph-properties fo:margin-left="1.482cm" fo:margin-right="0cm" fo:margin-top="0cm" fo:margin-bottom="0.106cm" fo:text-indent="-0.847cm" style:auto-text-indent="false"/>
    </style:style>
    <style:style style:name="P8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fo:font-weight="normal" style:font-size-asian="10pt" style:font-weight-asian="normal"/>
    </style:style>
    <style:style style:name="T8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0" style:family="text">
      <style:text-properties fo:color="#008000" fo:language="pt" fo:country="BR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font-size-asian="10pt" style:font-name-complex="Arial" style:font-size-complex="10pt" style:font-style-complex="italic"/>
    </style:style>
    <style:style style:name="T14" style:family="text">
      <style:text-properties style:font-name="Arial" fo:font-size="10pt" fo:language="pt" fo:country="BR" style:font-size-asian="10pt" style:language-asian="zxx" style:country-asian="none" style:font-name-complex="Arial"/>
    </style:style>
    <style:style style:name="T15" style:family="text">
      <style:text-properties style:font-name="Arial" fo:font-size="10pt" fo:language="pt" fo:country="BR" style:font-size-asian="10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56"/>
      <text:p text:style-name="P56"/>
      <text:p text:style-name="P56"/>
      <text:p text:style-name="P28"/>
      <text:p text:style-name="P57">Plano de Comunicação</text:p>
      <text:p text:style-name="P36"/>
      <text:p text:style-name="P29"/>
      <text:p text:style-name="P29"/>
      <text:p text:style-name="P29"/>
      <text:p text:style-name="P29"/>
      <text:p text:style-name="P57">Sistema de Cadastro e Controle para Consultório Odontológico - Versão 1.0</text:p>
      <text:p text:style-name="P38">OpenOdonto - Release 1.0</text:p>
      <text:p text:style-name="P29"/>
      <text:p text:style-name="P29"/>
      <text:p text:style-name="P29"/>
      <text:p text:style-name="P29"/>
      <text:p text:style-name="P29"/>
      <text:p text:style-name="P37"><text:span text:style-name="T4">Versão do Documento:</text:span><text:span text:style-name="T5"> 1.0</text:span></text:p>
      <text:p text:style-name="P29"/>
      <text:p text:style-name="P29"/>
      <text:p text:style-name="P29"/>
      <text:p text:style-name="P39"/>
      <text:p text:style-name="P58"/>
      <text:section text:style-name="Sect1" text:name="Seção1">
        <text:p text:style-name="Standard"/>
      </text:section>
      <text:section text:style-name="Sect2" text:name="Seção2">
        <text:p text:style-name="P30"/>
        <text:p text:style-name="P4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6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6">Descrição</text:p>
            </table:table-cell>
            <table:table-cell table:style-name="Tabela1.D1" office:value-type="string">
              <text:p text:style-name="P46">Autor</text:p>
            </table:table-cell>
          </table:table-row>
          <table:table-row table:style-name="Tabela1.1">
            <table:table-cell table:style-name="Tabela1.A2" office:value-type="string">
              <text:p text:style-name="P48">20/08/2010</text:p>
            </table:table-cell>
            <table:table-cell table:style-name="Tabela1.A2" office:value-type="string">
              <text:p text:style-name="P48">1.0</text:p>
            </table:table-cell>
            <table:table-cell table:style-name="Tabela1.A2" office:value-type="string">
              <text:p text:style-name="P50">Elaboração do documento.</text:p>
            </table:table-cell>
            <table:table-cell table:style-name="Tabela1.D2" office:value-type="string">
              <text:p text:style-name="P48">Amanda Barbosa Silva</text:p>
            </table:table-cell>
          </table:table-row>
        </table:table>
        <text:p text:style-name="Standard"/>
        <text:p text:style-name="Standard"/>
        <text:p text:style-name="P59"><text:span text:style-name="T7"/></text:p>
        <text:p text:style-name="Standard"/>
        <text:p text:style-name="P41">Sumário</text:p>
        <text:p text:style-name="P32"/>
        <text:p text:style-name="P32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5"><text:a xlink:type="simple" xlink:href="#1.Introdução|outline">1.Introdução<text:tab/>4</text:a></text:p>
            <text:p text:style-name="P24"><text:a xlink:type="simple" xlink:href="#1.1.1.Finalidade|outline">1.1.1Finalidade<text:tab/>4</text:a></text:p>
            <text:p text:style-name="P24"><text:a xlink:type="simple" xlink:href="#1.1.2.Escopo|outline">1.1.2Escopo<text:tab/>4</text:a></text:p>
            <text:p text:style-name="P24"><text:a xlink:type="simple" xlink:href="#1.1.3.Definições |outline">1.1.3Definições <text:tab/>4</text:a></text:p>
            <text:p text:style-name="P24"><text:a xlink:type="simple" xlink:href="#1.1.4.Suposições|outline">1.1.4Suposições<text:tab/>6</text:a></text:p>
            <text:p text:style-name="P24"><text:a xlink:type="simple" xlink:href="#1.1.5.Dependências|outline">1.1.5Dependências<text:tab/>6</text:a></text:p>
            <text:p text:style-name="P24"><text:a xlink:type="simple" xlink:href="#1.1.6.Documentos relacionados|outline">1.1.6Documentos relacionados<text:tab/>6</text:a></text:p>
            <text:p text:style-name="P45"><text:a xlink:type="simple" xlink:href="#2.Descrição|outline">2.Descrição<text:tab/>6</text:a></text:p>
            <text:p text:style-name="P24"><text:a xlink:type="simple" xlink:href="#2.1.1.Descrição dos processos de gerenciamento das comunicações|outline">2.1.1Descrição dos processos de gerenciamento das comunicações<text:tab/>6</text:a></text:p>
            <text:p text:style-name="P24"><text:a xlink:type="simple" xlink:href="#2.1.2.Eventos de comunicação|outline">2.1.2Eventos de comunicação<text:tab/>7</text:a></text:p>
            <text:p text:style-name="P24"><text:a xlink:type="simple" xlink:href="#2.1.3.Atas de Reunião |outline">2.1.3Atas de Reunião <text:tab/>7</text:a></text:p>
            <text:p text:style-name="P24"><text:a xlink:type="simple" xlink:href="#1.1.1.Relatórios do Projeto |outline">2.4.1Relatórios do Projeto <text:tab/>8</text:a></text:p>
            <text:p text:style-name="P24"><text:a xlink:type="simple" xlink:href="#1.1.2.Ambiente Técnico e estrutura de armazenamento e distribuição da informação|outline">2.4.2Ambiente Técnico e estrutura de armazenamento e distribuição da informação<text:tab/>8</text:a></text:p>
            <text:p text:style-name="P24"><text:a xlink:type="simple" xlink:href="#1.1.3.Responsáveis |outline">2.4.3Responsáveis <text:tab/>8</text:a></text:p>
            <text:p text:style-name="P45"><text:a xlink:type="simple" xlink:href="#3.Assinaturas|outline">3.Assinaturas<text:tab/>9</text:a></text:p>
          </text:index-body>
        </text:table-of-content>
        <text:p text:style-name="P42">Plano de Comunicação</text:p>
        <text:p text:style-name="Standard"/>
        <text:list xml:id="list35179135" text:style-name="WW8Num20">
          <text:list-item>
            <text:h text:style-name="P73" text:outline-level="1">Introdução</text:h>
            <text:list>
              <text:list-item>
                <text:list>
                  <text:list-item>
                    <text:h text:style-name="P80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33"><text:tab/><text:span text:style-name="T12">&lt;Descreva a finalidade específica deste plano.&gt;</text:span></text:p>
        <text:p text:style-name="P34"/>
        <text:h text:style-name="P75" text:outline-level="6">Exemplo:</text:h>
        <text:p text:style-name="Standard"/>
        <text:p text:style-name="P12">Este documento descreve os meios como <text:s/>informação a respeito do projeto serão disseminados. <text:s/>Identifica a natureza da informação, do público alvo, dos meios de uma comunicação, e do sincronismo.</text:p>
        <text:p text:style-name="Standard"/>
        <text:list xml:id="list36141521" text:continue-numbering="true" text:style-name="WW8Num20">
          <text:list-item>
            <text:list>
              <text:list-item>
                <text:list>
                  <text:list-item>
                    <text:h text:style-name="P80" text:outline-level="3">Escopo</text:h>
                  </text:list-item>
                </text:list>
              </text:list-item>
            </text:list>
          </text:list-item>
        </text:list>
        <text:p text:style-name="Standard"/>
        <text:p text:style-name="P33"><text:tab/><text:span text:style-name="T12">&lt;Descrição do escopo do treinamento&gt;.</text:span></text:p>
        <text:p text:style-name="P33"/>
        <text:p text:style-name="P13">Qual o escopo desse documento? O que está fora do escopo desse documento? <text:s text:c="2"/>Por exemplo:</text:p>
        <text:h text:style-name="P76" text:outline-level="6">Exemplo:</text:h>
        <text:p text:style-name="Standard"/>
        <text:p text:style-name="P10">O seguinte público alvo está incluído:</text:p>
        <text:list xml:id="list35200294" text:style-name="WW8Num21">
          <text:list-item>
            <text:p text:style-name="P70">Todos os empregados.</text:p>
          </text:list-item>
          <text:list-item>
            <text:p text:style-name="P70">Contratantes engajados no projeto.</text:p>
          </text:list-item>
          <text:list-item>
            <text:p text:style-name="P71">Contratantes e equipe de funcionários da agência que atualmente usam as estações de trabalho.</text:p>
          </text:list-item>
          <text:list-item>
            <text:p text:style-name="P70">Todos contratantes e equipe de funcionários restantes da agência são excluídos.</text:p>
          </text:list-item>
        </text:list>
        <text:p text:style-name="P35"/>
        <text:list xml:id="list36149932" text:continue-list="list36141521" text:style-name="WW8Num20">
          <text:list-item>
            <text:list>
              <text:list-item>
                <text:list>
                  <text:list-item>
                    <text:h text:style-name="P80" text:outline-level="3">Definições </text:h>
                  </text:list-item>
                </text:list>
              </text:list-item>
            </text:list>
          </text:list-item>
        </text:list>
        <text:p text:style-name="Standard"/>
        <text:p text:style-name="P15">Defina uma referência para <text:s/>a definição de todos os termos necessários para <text:s/>interpretar o plano corretamente.</text:p>
        <text:list xml:id="list36135061" text:continue-numbering="true" text:style-name="WW8Num20">
          <text:list-item>
            <text:list>
              <text:list-item>
                <text:list>
                  <text:list-item>
                    <text:h text:style-name="P82" text:outline-level="3">Suposições</text:h>
                  </text:list-item>
                </text:list>
              </text:list-item>
            </text:list>
          </text:list-item>
        </text:list>
        <text:p text:style-name="Standard"/>
        <text:p text:style-name="P14">Que suposições, se existir, foram feitas no ato da criação desse original?</text:p>
        <text:p text:style-name="P23"/>
        <text:list xml:id="list36160480" text:continue-numbering="true" text:style-name="WW8Num20">
          <text:list-item>
            <text:list>
              <text:list-item>
                <text:list>
                  <text:list-item>
                    <text:h text:style-name="P83" text:outline-level="3">Dependências</text:h>
                  </text:list-item>
                </text:list>
              </text:list-item>
            </text:list>
          </text:list-item>
        </text:list>
        <text:p text:style-name="Standard"/>
        <text:p text:style-name="P14">Há alguma dependência nos sistemas, nas aplicações, nas pessoas, etc.? </text:p>
        <text:p text:style-name="P23"/>
        <text:list xml:id="list36155295" text:continue-numbering="true" text:style-name="WW8Num20">
          <text:list-item>
            <text:list>
              <text:list-item>
                <text:list>
                  <text:list-item>
                    <text:h text:style-name="P83" text:outline-level="3">Documentos relacionados</text:h>
                  </text:list-item>
                </text:list>
              </text:list-item>
            </text:list>
          </text:list-item>
        </text:list>
        <text:p text:style-name="P23"/>
        <text:p text:style-name="P14">Identifique todos os outros documentos e sua versão que forem relacionados ou que contenham os detalhes relevantes a este plano. Identifique cada original pelo título, pelo número, data, e organização que está publicando. <text:s/>Especifique as fontes dos documentos referidos.</text:p>
        <text:p text:style-name="P14"/>
        <text:list xml:id="list36162932" text:continue-numbering="true" text:style-name="WW8Num20">
          <text:list-item>
            <text:h text:style-name="P73" text:outline-level="1">Descrição</text:h>
          </text:list-item>
        </text:list>
        <text:p text:style-name="Standard"/>
        <text:list xml:id="list36154099" text:continue-numbering="true" text:style-name="WW8Num20">
          <text:list-item>
            <text:list>
              <text:list-item>
                <text:list>
                  <text:list-item>
                    <text:h text:style-name="P84" text:outline-level="3">Descrição dos processos de gerenciamento das comunicações</text:h>
                  </text:list-item>
                </text:list>
              </text:list-item>
            </text:list>
          </text:list-item>
        </text:list>
        <text:p text:style-name="Standard"/>
        <text:p text:style-name="P62"><text:s text:c="3"/>Descreva rapidamente os processos relacionados com a gerencia das comunicações.</text:p>
        <text:h text:style-name="P77" text:outline-level="6">Exemplo</text:h>
        <text:p text:style-name="Standard"/>
        <text:p text:style-name="P11">O gerenciamento das comunicações do projeto será realizado através dos processos de comunicação formal, estando incluído nessa categoria.</text:p>
        <text:list xml:id="list35194867" text:style-name="WW8Num17">
          <text:list-item>
            <text:p text:style-name="P63">E-mails,</text:p>
          </text:list-item>
          <text:list-item>
            <text:p text:style-name="P63">Publicações web,</text:p>
          </text:list-item>
          <text:list-item>
            <text:p text:style-name="P63">Memorandos,</text:p>
          </text:list-item>
          <text:list-item>
            <text:p text:style-name="P63">Documentos impressos,</text:p>
          </text:list-item>
          <text:list-item>
            <text:p text:style-name="P63">Reuniões com atas lavradas.</text:p>
          </text:list-item>
        </text:list>
        <text:p text:style-name="P16"/>
        <text:p text:style-name="P17">Todas as reuniões formais serão realizadas às segundas-feiras para disponibilizar tempo livre para os trabalhos do projeto nos dias subseqüentes.</text:p>
        <text:p text:style-name="P17"/>
        <text:p text:style-name="P17">Todas as informações do projeto devem ser atualizadas de modo constante no site do projeto, incluindo as atualizações diárias nos custos e nos prazos.</text:p>
        <text:list xml:id="list36151023" text:continue-list="list36154099" text:style-name="WW8Num20">
          <text:list-item>
            <text:list>
              <text:list-item>
                <text:list>
                  <text:list-item>
                    <text:h text:style-name="P81" text:outline-level="3">Eventos de comunicação</text:h>
                  </text:list-item>
                </text:list>
              </text:list-item>
            </text:list>
          </text:list-item>
        </text:list>
        <text:p text:style-name="P43"/>
        <text:p text:style-name="P25"><text:span text:style-name="T14">Forneça uma tabela que detalhe a seqüência de eventos envolvidos na distribuição das mensagens de comunicação. </text:span><text:span text:style-name="T15"><text:s/>Informando o objetivo, metodologia, responsável, envolvidos, data e horário e duração.</text:span></text:p>
        <text:h text:style-name="P76" text:outline-level="6">Exemplo</text:h>
        <text:list xml:id="list35175454" text:style-name="WW8Num32">
          <text:list-item>
            <text:p text:style-name="P64"><text:soft-page-break/>Kick off </text:p>
            <text:list>
              <text:list-item>
                <text:p text:style-name="P66">Objetivo – Dar a partida no projeto, apresentando as informações quanto seu objetivo e à sua importância para a empresa, as seus prazos, aos seus custos, etc. ...</text:p>
              </text:list-item>
              <text:list-item>
                <text:p text:style-name="P67">Metodologia – Apresentação em auditório com utilização de projetor, computadores e sistema de som.</text:p>
              </text:list-item>
              <text:list-item>
                <text:p text:style-name="P66">Responsável – João Brasil.</text:p>
              </text:list-item>
              <text:list-item>
                <text:p text:style-name="P68">Envolvidos – Todos os envolvidos na equipe do projeto, patrocinador e convidados.</text:p>
              </text:list-item>
              <text:list-item>
                <text:p text:style-name="P66">Freqüência – N/A.</text:p>
              </text:list-item>
              <text:list-item>
                <text:p text:style-name="P66">Reuniões extraordinárias – N/A.</text:p>
              </text:list-item>
              <text:list-item>
                <text:p text:style-name="P66">Data e horário – dia 01/01/2005 as 9:00.</text:p>
              </text:list-item>
              <text:list-item>
                <text:p text:style-name="P66">Duração – 4 horas.</text:p>
              </text:list-item>
              <text:list-item>
                <text:p text:style-name="P66">Local.</text:p>
              </text:list-item>
              <text:list-item>
                <text:p text:style-name="P66">Outros. Ata de reunião (com lista de presença) requerida.</text:p>
              </text:list-item>
            </text:list>
          </text:list-item>
          <text:list-item>
            <text:p text:style-name="P65">Reunião de avaliação da equipe</text:p>
          </text:list-item>
        </text:list>
        <text:p text:style-name="P21"/>
        <text:list xml:id="list36161863" text:continue-list="list36151023" text:style-name="WW8Num20">
          <text:list-item>
            <text:list>
              <text:list-item>
                <text:list>
                  <text:list-item>
                    <text:h text:style-name="P85" text:outline-level="3">Atas de Reunião </text:h>
                  </text:list-item>
                </text:list>
              </text:list-item>
            </text:list>
          </text:list-item>
        </text:list>
        <text:p text:style-name="P43"/>
        <text:p text:style-name="P18">Definir a utilização da ata e seus conteúdo.</text:p>
        <text:h text:style-name="P78" text:outline-level="6">Exemplo</text:h>
        <text:p text:style-name="P22">Todos os eventos do projeto, com exceção do kick-off meeting e do Project close - out, deverão apresentar ata de reunião com, no mínimo, os seguintes dados:</text:p>
        <text:p text:style-name="P22"/>
        <text:list xml:id="list35192792" text:style-name="WW8Num5">
          <text:list-item>
            <text:p text:style-name="P69">Lista de presença</text:p>
          </text:list-item>
          <text:list-item>
            <text:p text:style-name="P69">Pauta</text:p>
          </text:list-item>
          <text:list-item>
            <text:p text:style-name="P69">Decisões tomadas</text:p>
          </text:list-item>
          <text:list-item>
            <text:p text:style-name="P69">Pendências não solucionadas</text:p>
          </text:list-item>
          <text:list-item>
            <text:p text:style-name="P69">Aprovações</text:p>
          </text:list-item>
        </text:list>
        <text:list xml:id="list35174182" text:style-name="WW8Num1">
          <text:list-item>
            <text:list>
              <text:list-item>
                <text:list>
                  <text:list-item>
                    <text:h text:style-name="P86" text:outline-level="3">Relatórios do Projeto </text:h>
                  </text:list-item>
                </text:list>
              </text:list-item>
            </text:list>
          </text:list-item>
        </text:list>
        <text:p text:style-name="Standard"/>
        <text:p text:style-name="P26">Identificar quais os relatórios serão publicados, objetivo, periodicidade e o responsável. <text:s/></text:p>
        <text:p text:style-name="P19"/>
        <text:list xml:id="list36140113" text:continue-numbering="true" text:style-name="WW8Num1">
          <text:list-item>
            <text:list>
              <text:list-item>
                <text:list>
                  <text:list-item>
                    <text:h text:style-name="P87" text:outline-level="3">Ambiente Técnico e estrutura de armazenamento e distribuição da informação</text:h>
                  </text:list-item>
                </text:list>
              </text:list-item>
            </text:list>
          </text:list-item>
        </text:list>
        <text:p text:style-name="P43"/>
        <text:p text:style-name="P26">Descrever a estrutura de armazenamento e distribuição.</text:p>
        <text:h text:style-name="P79" text:outline-level="6">Exemplo</text:h>
        <text:p text:style-name="Standard"/>
        <text:p text:style-name="P25"><text:span text:style-name="T15">A estrutura de armazenamento e distribuição da informação será realizada integralmente pela internet através do item do projeto (</text:span><text:a xlink:type="simple" xlink:href="http://www.123.com.br/"><text:span text:style-name="Internet_20_link"><text:span text:style-name="T15">www.123.com.br</text:span></text:span></text:a><text:span text:style-name="T15">).</text:span></text:p>
        <text:p text:style-name="P27"><text:soft-page-break/>O ambiente permitirá que os usuários exibam, atualizam e analisam informações sobre o projeto através do navegador da web...</text:p>
        <text:p text:style-name="P20"/>
        <text:list xml:id="list36142641" text:continue-numbering="true" text:style-name="WW8Num1">
          <text:list-item>
            <text:list>
              <text:list-item>
                <text:list>
                  <text:list-item>
                    <text:h text:style-name="P88" text:outline-level="3">Responsáveis </text:h>
                  </text:list-item>
                </text:list>
              </text:list-item>
            </text:list>
          </text:list-item>
        </text:list>
        <text:p text:style-name="P43"/>
        <text:p text:style-name="P26">Relacionar os responsáveis pelo plano de comunicações.</text:p>
        <text:list xml:id="list36135946" text:continue-list="list36161863" text:style-name="WW8Num20">
          <text:list-item>
            <text:h text:style-name="P74" text:outline-level="1">Assinaturas</text:h>
          </text:list-item>
        </text:list>
        <text:p text:style-name="Standard"/>
        <text:p text:style-name="P61">Os abaixo assinados estão de acordo com o conteúdo do documento “Plano de Comunicação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2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2.2">
            <table:table-cell table:style-name="Tabela2.A1" office:value-type="string">
              <text:p text:style-name="P44">Nome Completo</text:p>
              <text:p text:style-name="P49">Cargo</text:p>
              <text:p text:style-name="P49">Sigla da Superintendência</text:p>
            </table:table-cell>
            <table:table-cell table:style-name="Tabela2.A1" office:value-type="string">
              <text:p text:style-name="P44">Nome Completo</text:p>
              <text:p text:style-name="P49">Cargo</text:p>
              <text:p text:style-name="P49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3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3.2">
            <table:table-cell table:style-name="Tabela3.A1" office:value-type="string">
              <text:p text:style-name="P44">Nome Completo</text:p>
              <text:p text:style-name="P49">Cargo</text:p>
              <text:p text:style-name="P49">Sigla da Superintendência</text:p>
            </table:table-cell>
            <table:table-cell table:style-name="Tabela3.A1" office:value-type="string">
              <text:p text:style-name="P44">Nome Completo</text:p>
              <text:p text:style-name="P49">Cargo</text:p>
              <text:p text:style-name="P49">Sigla da Superintendência</text:p>
            </table:table-cell>
          </table:table-row>
        </table:table>
        <text:p text:style-name="Standard"/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0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0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0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1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1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 fo:font-size="8pt" style:font-size-asian="8pt" style:font-size-complex="8pt"/>
    </style:style>
    <style:style style:name="WW8Num25z1" style:family="text">
      <style:text-properties fo:font-size="8pt" style:font-size-asian="8pt" style:font-size-complex="8pt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 style:font-name-complex="Courier New"/>
    </style:style>
    <style:style style:name="WW8Num26z0" style:family="text">
      <style:text-properties style:font-name="Times New Roman" fo:font-size="12pt" style:font-size-asian="12pt" style:font-name-complex="Times New Roman"/>
    </style:style>
    <style:style style:name="WW8Num2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lano de Comunicação</text:span><text:span text:style-name="Page_20_Number"><text:span text:style-name="MT3"><text:tab/></text:span></text:span><text:span text:style-name="Page_20_Number"><text:span text:style-name="MT2">mds - pco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51:54.68</meta:creation-date>
    <meta:editing-cycles>3</meta:editing-cycles>
    <meta:editing-duration>PT00H57M29S</meta:editing-duration>
    <meta:initial-creator>Lena Lúcia de Moraes</meta:initial-creator>
    <meta:generator>OpenOffice.org/3.2$Win32 OpenOffice.org_project/320m18$Build-9502</meta:generator>
    <dc:date>2010-08-20T16:03:21.93</dc:date>
    <dc:creator>Amanda Barbosa</dc:creator>
    <meta:document-statistic meta:table-count="4" meta:image-count="2" meta:object-count="0" meta:page-count="8" meta:paragraph-count="121" meta:word-count="724" meta:character-count="5205"/>
  </office:meta>
</office:document-meta>
</file>